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94f8" officeooo:paragraph-rsid="000694f8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ção1">
        <text:p text:style-name="P1">Nívea Soares - Teu Amor Não Falha</text:p>
        <text:p text:style-name="P1"/>
        <text:p text:style-name="P1">Intro: <text:s/>Am <text:s/>F <text:s/>C <text:s/>G</text:p>
        <text:p text:style-name="P1"/>
        <text:p text:style-name="P1">Primeira Parte:</text:p>
        <text:p text:style-name="P1"/>
        <text:p text:style-name="P1">Am <text:s text:c="13"/>F</text:p>
        <text:p text:style-name="P1"><text:s text:c="3"/>Nada vai me separar</text:p>
        <text:p text:style-name="P1">C <text:s text:c="15"/>G</text:p>
        <text:p text:style-name="P1"><text:s text:c="2"/>Mesmo se eu me abalar</text:p>
        <text:p text:style-name="P1">Am <text:s text:c="14"/>F <text:s text:c="3"/>C <text:s/>G</text:p>
        <text:p text:style-name="P1"><text:s text:c="3"/>Teu amor não falha</text:p>
        <text:p text:style-name="P1"/>
        <text:p text:style-name="P1">Am <text:s text:c="10"/>F</text:p>
        <text:p text:style-name="P1"><text:s text:c="3"/>Mesmo sem <text:s text:c="2"/>merecer</text:p>
        <text:p text:style-name="P1">C <text:s text:c="22"/>G</text:p>
        <text:p text:style-name="P1"><text:s text:c="2"/>Tua graça se derrama sobre mim</text:p>
        <text:p text:style-name="P1">Am <text:s text:c="14"/>F <text:s text:c="4"/>C <text:s text:c="6"/>G</text:p>
        <text:p text:style-name="P1"><text:s text:c="3"/>Teu amor não falha, <text:s text:c="2"/>Jesus</text:p>
        <text:p text:style-name="P1"/>
        <text:p text:style-name="P1">(Refrão)</text:p>
        <text:p text:style-name="P1">F <text:s text:c="9"/>C</text:p>
        <text:p text:style-name="P1"><text:s text:c="2"/>Tu és o mesmo pra sempre</text:p>
        <text:p text:style-name="P1">G <text:s/>Dm <text:s text:c="10"/>F</text:p>
        <text:p text:style-name="P1"><text:s text:c="2"/>Teu amor não muda</text:p>
        <text:p text:style-name="P1"><text:s text:c="12"/>C</text:p>
        <text:p text:style-name="P1">Se o choro dura uma noite</text:p>
        <text:p text:style-name="P1"><text:s text:c="7"/>G <text:s text:c="8"/>Dm</text:p>
        <text:p text:style-name="P1">A alegria vem pela manhã</text:p>
        <text:p text:style-name="P1"/>
        <text:p text:style-name="P1">F <text:s text:c="6"/>C <text:s text:c="11"/>G</text:p>
        <text:p text:style-name="P1"><text:s text:c="3"/>Se o mar se enfurecer</text:p>
        <text:p text:style-name="P1"><text:s text:c="8"/>Dm</text:p>
        <text:p text:style-name="P1">Eu não tenho o que temer</text:p>
        <text:p text:style-name="P1">F <text:s text:c="11"/>C <text:s text:c="10"/>G</text:p>
        <text:p text:style-name="P1"><text:s text:c="2"/>Porque eu sei que me amas</text:p>
        <text:p text:style-name="P1"><text:s text:c="14"/>F <text:s text:c="3"/>Am <text:s/>G <text:s/>C</text:p>
        <text:p text:style-name="P1">Teu amor não falha</text:p>
        <text:p text:style-name="P1"/>
        <text:p text:style-name="P1"/>
        <text:p text:style-name="P1"/>
        <text:p text:style-name="P1"/>
        <text:p text:style-name="P1">Segunda Parte:</text:p>
        <text:p text:style-name="P1"/>
        <text:p text:style-name="P1">Am <text:s text:c="25"/>F</text:p>
        <text:p text:style-name="P1"><text:s text:c="3"/>Se o vento é forte e profundo o mar</text:p>
        <text:p text:style-name="P1">C <text:s text:c="20"/>G</text:p>
        <text:p text:style-name="P1"><text:s text:c="2"/>Tua presença vem me amparar</text:p>
        <text:p text:style-name="P1"><text:s text:c="6"/>Am <text:s text:c="10"/>F <text:s text:c="4"/>C <text:s text:c="4"/>G</text:p>
        <text:p text:style-name="P1">Pois Teu amor não falha, <text:s text:c="2"/>não</text:p>
        <text:p text:style-name="P1"/>
        <text:p text:style-name="P1">Am <text:s text:c="13"/>F</text:p>
        <text:p text:style-name="P1"><text:s text:c="3"/>Difícil é o caminhar</text:p>
        <text:p text:style-name="P1">C <text:s text:c="26"/>G</text:p>
        <text:p text:style-name="P1"><text:s text:c="2"/>Nunca pensei que eu fosse alcançar</text:p>
        <text:p text:style-name="P1"><text:s text:c="5"/>Am <text:s text:c="10"/>F</text:p>
        <text:p text:style-name="P1">Mas teu amor não falha</text:p>
        <text:p text:style-name="P1">C <text:s text:c="7"/>G</text:p>
        <text:p text:style-name="P1"><text:s text:c="2"/>Oh, Jesus</text:p>
        <text:p text:style-name="P1"/>
        <text:p text:style-name="P1">(vai pro refrão)</text:p>
        <text:p text:style-name="P1"/>
        <text:p text:style-name="P1">Terceira Parte:</text:p>
        <text:p text:style-name="P1"/>
        <text:p text:style-name="P1"><text:s text:c="9"/>F</text:p>
        <text:p text:style-name="P1">Tu fazes <text:s text:c="2"/>que tudo</text:p>
        <text:p text:style-name="P1"><text:s text:c="4"/>Am <text:s text:c="9"/>G</text:p>
        <text:p text:style-name="P1">Coopere para o meu bem</text:p>
        <text:p text:style-name="P1"><text:s text:c="9"/>F</text:p>
        <text:p text:style-name="P1">Tu fazes <text:s text:c="2"/>que tudo</text:p>
        <text:p text:style-name="P1"><text:s text:c="4"/>Am <text:s text:c="9"/>G</text:p>
        <text:p text:style-name="P1">Coopere para o meu bem</text:p>
        <text:p text:style-name="P1"><text:s text:c="9"/>F</text:p>
        <text:p text:style-name="P1">Tu fazes <text:s text:c="2"/>que tudo</text:p>
        <text:p text:style-name="P1"><text:s text:c="4"/>Am <text:s text:c="9"/>G</text:p>
        <text:p text:style-name="P1">Coopere para o meu bem</text:p>
        <text:p text:style-name="P1"><text:s text:c="9"/>F</text:p>
        <text:p text:style-name="P1">Tu fazes <text:s text:c="2"/>que tudo</text:p>
        <text:p text:style-name="P1"><text:s text:c="4"/>Am <text:s text:c="9"/>G</text:p>
        <text:p text:style-name="P1">Coopere para o meu bem</text:p>
        <text:p text:style-name="P1"/>
        <text:p text:style-name="P1">(vai para o refrão)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9T17:42:34.042853498</meta:creation-date>
    <dc:date>2016-06-29T17:47:40.959115823</dc:date>
    <meta:editing-duration>PT5M7S</meta:editing-duration>
    <meta:editing-cycles>2</meta:editing-cycles>
    <meta:generator>LibreOffice/5.1.3.2$Linux_x86 LibreOffice_project/10m0$Build-2</meta:generator>
    <meta:document-statistic meta:table-count="0" meta:image-count="0" meta:object-count="0" meta:page-count="1" meta:paragraph-count="66" meta:word-count="231" meta:character-count="1374" meta:non-whitespace-character-count="722"/>
  </office:meta>
</office:document-meta>
</file>